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89cm"/>
      <style:paragraph-properties style:writing-mode="lr-tb"/>
    </style:style>
    <style:style style:name="gr2" style:family="graphic" style:parent-style-name="standard">
      <style:graphic-properties draw:fill-color="#6b5e9b" draw:textarea-horizontal-align="justify" draw:textarea-vertical-align="middle" draw:auto-grow-height="false" fo:min-height="0.35cm" fo:min-width="0.228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35cm" fo:min-width="4.1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6b5e9b" draw:textarea-horizontal-align="justify" draw:textarea-vertical-align="middle" draw:auto-grow-height="false" fo:min-height="0.35cm" fo:min-width="0.227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35cm" fo:min-width="4.1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3.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9" style:family="graphic" style:parent-style-name="standard">
      <style:graphic-properties draw:fill-color="#ed4c05" draw:textarea-horizontal-align="justify" draw:textarea-vertical-align="middle" draw:auto-grow-height="false" fo:min-height="0.85cm" fo:min-width="4.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fill-color="#ff4000" draw:textarea-horizontal-align="justify" draw:textarea-vertical-align="middle" draw:auto-grow-height="false" fo:min-height="2.15cm" fo:min-width="5.5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6b5e9b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ed4c05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f4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9cm" svg:height="0.6cm" svg:x="1.728cm" svg:y="1cm">
          <text:p text:style-name="P1"><text:span text:style-name="T1">Ex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728cm" svg:height="0.6cm" svg:x="1cm" svg:y="1cm">
          <text:p text:style-name="P2"><text:span text:style-name="T2">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682cm" svg:height="0.6cm" svg:x="5.118cm" svg:y="1cm">
          <text:p text:style-name="P1"><text:span text:style-name="T1">Man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02cm" svg:height="0.962cm" svg:x="10.2cm" svg:y="9.8cm">
          <draw:text-box>
            <text:p/>
          </draw:text-box>
        </draw:frame>
        <draw:custom-shape draw:style-name="gr1" draw:text-style-name="P1" xml:id="id3" draw:id="id3" draw:layer="layout" svg:width="3.39cm" svg:height="0.6cm" svg:x="11.927cm" svg:y="1cm">
          <text:p text:style-name="P1"><text:span text:style-name="T1">Exp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27cm" svg:height="0.6cm" svg:x="11.2cm" svg:y="1cm">
          <text:p text:style-name="P2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683cm" svg:height="0.6cm" svg:x="15.317cm" svg:y="1cm">
          <text:p text:style-name="P1"><text:span text:style-name="T1">Mant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9cm" svg:height="1.8cm" svg:x="4cm" svg:y="7.8cm">
          <text:p text:style-name="P6">Sumador1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1.9cm" svg:x="9.8cm" svg:y="7.7cm">
          <text:p text:style-name="P6">Sumador2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5.1cm" svg:height="1.1cm" svg:x="6.9cm" svg:y="4.5cm">
          <text:p text:style-name="P6">complemetador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3.423cm" svg:y1="1.6cm" svg:x2="5.204cm" svg:y2="7.8cm" draw:start-shape="id1" draw:start-glue-point="2" svg:d="M3423 1600v3351h1781v2849" svg:viewBox="0 0 1782 6201">
          <text:p/>
        </draw:connector>
        <draw:connector draw:style-name="gr10" draw:text-style-name="P8" draw:layer="layout" draw:line-skew="-0.16cm" svg:x1="9.45cm" svg:y1="5.6cm" svg:x2="6.7cm" svg:y2="7.818cm" draw:start-shape="id2" draw:start-glue-point="2" svg:d="M9450 5600v1200h-2750v1018" svg:viewBox="0 0 2751 2219">
          <text:p/>
        </draw:connector>
        <draw:connector draw:style-name="gr10" draw:text-style-name="P8" draw:layer="layout" svg:x1="13.622cm" svg:y1="1.6cm" svg:x2="12.639cm" svg:y2="7.731cm" draw:start-shape="id3" draw:start-glue-point="2" draw:end-shape="id4" draw:end-glue-point="0" svg:d="M13622 1600v3066h-983v3065" svg:viewBox="0 0 984 6132">
          <text:p/>
        </draw:connector>
        <draw:connector draw:style-name="gr10" draw:text-style-name="P8" draw:layer="layout" svg:x1="9.45cm" svg:y1="5.6cm" svg:x2="11.039cm" svg:y2="7.731cm" draw:start-shape="id2" draw:start-glue-point="2" draw:end-shape="id5" draw:end-glue-point="0" svg:d="M9450 5600v1066h1589v1065" svg:viewBox="0 0 1590 2132">
          <text:p/>
        </draw:connector>
        <draw:frame draw:style-name="gr11" draw:text-style-name="P9" draw:layer="layout" svg:width="1.848cm" svg:height="0.569cm" svg:x="4.315cm" svg:y="7.8cm">
          <draw:text-box>
            <text:p><text:span text:style-name="T3">Operador1</text:span></text:p>
          </draw:text-box>
        </draw:frame>
        <draw:frame draw:style-name="gr11" draw:text-style-name="P9" draw:layer="layout" svg:width="1.848cm" svg:height="0.569cm" svg:x="5.815cm" svg:y="7.8cm">
          <draw:text-box>
            <text:p><text:span text:style-name="T3">Op</text:span><text:span text:style-name="T3">era</text:span><text:span text:style-name="T3">dor</text:span><text:span text:style-name="T3">2</text:span></text:p>
          </draw:text-box>
        </draw:frame>
        <draw:frame draw:style-name="gr11" draw:text-style-name="P9" draw:layer="layout" svg:width="1.776cm" svg:height="0.569cm" svg:x="11cm" svg:y="9cm">
          <draw:text-box>
            <text:p><text:span text:style-name="T3">Resultad</text:span><text:span text:style-name="T3">o</text:span></text:p>
          </draw:text-box>
        </draw:frame>
        <draw:frame draw:style-name="gr11" draw:text-style-name="P9" xml:id="id5" draw:id="id5" draw:layer="layout" svg:width="1.848cm" svg:height="0.569cm" svg:x="10.115cm" svg:y="7.731cm">
          <draw:text-box>
            <text:p><text:span text:style-name="T3">Operador1</text:span></text:p>
          </draw:text-box>
        </draw:frame>
        <draw:frame draw:style-name="gr11" draw:text-style-name="P9" xml:id="id4" draw:id="id4" draw:layer="layout" svg:width="1.848cm" svg:height="0.569cm" svg:x="11.715cm" svg:y="7.731cm">
          <draw:text-box>
            <text:p><text:span text:style-name="T3">Operador2</text:span></text:p>
          </draw:text-box>
        </draw:frame>
        <draw:frame draw:style-name="gr11" draw:text-style-name="P9" draw:layer="layout" svg:width="1.776cm" svg:height="0.569cm" svg:x="5.1cm" svg:y="9.131cm">
          <draw:text-box>
            <text:p><text:span text:style-name="T3">Res</text:span><text:span text:style-name="T3">ulta</text:span><text:span text:style-name="T3">do</text:span></text:p>
          </draw:text-box>
        </draw:frame>
        <draw:custom-shape draw:style-name="gr12" draw:text-style-name="P10" draw:layer="layout" svg:width="6cm" svg:height="2.4cm" svg:x="13.9cm" svg:y="11cm">
          <text:p text:style-name="P6">Multiplicad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00:13:08.723638282</meta:creation-date>
    <dc:date>2021-02-07T01:04:26.723609762</dc:date>
    <meta:editing-duration>PT9M48S</meta:editing-duration>
    <meta:editing-cycles>1</meta:editing-cycles>
    <meta:document-statistic meta:object-count="21"/>
    <meta:generator>LibreOffice/6.4.6.2$Linux_X86_64 LibreOffice_project/40$Build-2</meta:generator>
  </office:meta>
</office:document-meta>
</file>